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4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57.9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2.08cm" fo:break-before="auto" style:use-optimal-row-height="false"/>
    </style:style>
    <style:style style:name="ro4" style:family="table-row">
      <style:table-row-properties style:row-height="2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PRENOM</text:p>
          </table:table-cell>
          <table:table-cell table:style-name="ce1" office:value-type="string" calcext:value-type="string">
            <text:p>LIENS QR CODES</text:p>
          </table:table-cell>
        </table:table-row>
        <table:table-row table:style-name="ro2">
          <table:table-cell/>
          <table:table-cell office:value-type="string" calcext:value-type="string">
            <text:p>12 RUE DES MACARONS</text:p>
          </table:table-cell>
          <table:table-cell office:value-type="string" calcext:value-type="string">
            <text:p>Mathieux</text:p>
          </table:table-cell>
          <table:table-cell office:value-type="string" calcext:value-type="string">
            <text:p><text:a xlink:href="https://www.youtube.com/watch?v=4wPjAkH4xUY" xlink:type="simple">https://www.youtube.com/watch?v=4wPjAkH4xUY</text:a></text:p>
          </table:table-cell>
        </table:table-row>
        <table:table-row table:style-name="ro3">
          <table:table-cell/>
          <table:table-cell office:value-type="string" calcext:value-type="string">
            <text:p>13 RUE DES MACARONS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<text:a xlink:href="https://products.aspose.app/cells/fr/conversion/ods-to-xlsx" xlink:type="simple">https://products.aspose.app/cells/fr/conversion/ods-to-xlsx</text:a></text:p>
          </table:table-cell>
        </table:table-row>
        <table:table-row table:style-name="ro4">
          <table:table-cell/>
          <table:table-cell office:value-type="string" calcext:value-type="string">
            <text:p>14 RUE DES MACARONS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<text:a xlink:href="https://www.google.com/search?q=can+you+put+images+in+csv&amp;rlz=1C1ONGR_frFR1012FR1012&amp;oq=can+you+put+images+in+csv&amp;gs_lcrp=EgZjaHJvbWUyBggAEEUYOTIICAEQABgWGB4yCAgCEAAYFhgeMggIAxAAGBYYHjIKCAQQABiABBiiBDIHCAUQABjvBTIKCAYQABiiBBiJBTIHCAcQABjvBdIBCDQwNzdqMGo3qAIAsAIA&amp;sourceid=chrome&amp;ie=UTF-8" xlink:type="simple">https://www.google.com/search?q=can+you+put+images+in+csv&amp;rlz=1C1ONGR_frFR1012FR1012&amp;oq=can+you+put+images+in+csv&amp;gs_lcrp=EgZjaHJvbWUyBggAEEUYOTIICAEQABgWGB4yCAgCEAAYFhgeMggIAxAAGBYYHjIKCAQQABiABBiiBDIHCAUQABjvBTIKCAYQABiiBBiJBTIHCAcQABjvBdIBCDQwNzdqMGo3qAIAsAIA&amp;sourceid=chrome&amp;ie=UTF-8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31T15:16:43.149000000</meta:creation-date>
    <dc:date>2025-03-31T15:48:54.880000000</dc:date>
    <meta:editing-duration>PT10M43S</meta:editing-duration>
    <meta:editing-cycles>4</meta:editing-cycles>
    <meta:generator>LibreOffice/7.3.4.2$Windows_X86_64 LibreOffice_project/728fec16bd5f605073805c3c9e7c4212a0120dc5</meta:generator>
    <meta:document-statistic meta:table-count="1" meta:cell-count="13" meta:object-count="0"/>
  </office:meta>
</office:document-meta>
</file>